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962cm" fo:min-width="0cm"/>
    </style:style>
    <style:style style:name="gr3" style:family="graphic" style:parent-style-name="standard">
      <style:graphic-properties draw:fill-color="#6666ff" draw:textarea-horizontal-align="justify" draw:textarea-vertical-align="top" draw:auto-grow-height="false" fo:min-height="10.164cm" fo:min-width="17.407cm" draw:shadow="hidden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2.036cm" fo:min-width="3.31cm" draw:shadow="hidden"/>
    </style:style>
    <style:style style:name="gr5" style:family="graphic" style:parent-style-name="standard">
      <style:graphic-properties draw:marker-start="Arrow" draw:marker-start-width="0.3cm" draw:marker-end="Arrow" draw:marker-end-width="0.3cm" draw:fill-color="#009900" draw:textarea-vertical-align="middle" draw:shadow="hidden"/>
    </style:style>
    <style:style style:name="gr6" style:family="graphic" style:parent-style-name="objectwithoutfill">
      <style:graphic-properties draw:marker-end="Arrow" draw:marker-end-width="0.3cm" draw:fill="none" draw:fill-color="#33ff99" draw:shadow="hidden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33ff99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94cm" draw:shadow="hidden"/>
    </style:style>
    <style:style style:name="gr9" style:family="graphic" style:parent-style-name="standard">
      <style:graphic-properties draw:fill-color="#009900" draw:textarea-horizontal-align="justify" draw:textarea-vertical-align="top" draw:auto-grow-height="false" fo:min-height="21.086cm" fo:min-width="18.423cm" draw:shadow="hidden"/>
    </style:style>
    <style:style style:name="gr10" style:family="graphic" style:parent-style-name="standard">
      <style:graphic-properties draw:fill-color="#3399ff" draw:textarea-horizontal-align="justify" draw:textarea-vertical-align="top" draw:auto-grow-height="false" fo:min-height="8.005cm" fo:min-width="8.009cm" draw:shadow="hidden"/>
    </style:style>
    <style:style style:name="gr11" style:family="graphic" style:parent-style-name="standard">
      <style:graphic-properties draw:fill-color="#33ff99" draw:textarea-horizontal-align="justify" draw:textarea-vertical-align="middle" draw:auto-grow-height="false" fo:min-height="2.29cm" fo:min-width="2.421cm" draw:shadow="hidden"/>
    </style:style>
    <style:style style:name="gr12" style:family="graphic" style:parent-style-name="standard">
      <style:graphic-properties draw:fill-color="#33ff99" draw:textarea-horizontal-align="justify" draw:textarea-vertical-align="middle" draw:auto-grow-height="false" fo:min-height="2.29cm" fo:min-width="2.548cm" draw:shadow="hidden"/>
    </style:style>
    <style:style style:name="gr13" style:family="graphic" style:parent-style-name="standard">
      <style:graphic-properties draw:fill-color="#33ff99" draw:textarea-horizontal-align="justify" draw:textarea-vertical-align="middle" draw:auto-grow-height="false" fo:min-height="2.29cm" fo:min-width="3.056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cm" draw:shadow="hidden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-color="#009900"/>
      <style:paragraph-properties fo:text-align="end"/>
    </style:style>
    <style:style style:name="P7" style:family="paragraph">
      <loext:graphic-properties draw:fill="none" draw:fill-color="#33ff99"/>
    </style:style>
    <style:style style:name="P8" style:family="paragraph">
      <loext:graphic-properties draw:fill="none" draw:fill-color="#ffffff"/>
      <style:text-properties fo:font-size="20pt" fo:font-weight="bold"/>
    </style:style>
    <style:style style:name="P9" style:family="paragraph">
      <loext:graphic-properties draw:fill-color="#3399ff"/>
      <style:paragraph-properties fo:text-align="center"/>
    </style:style>
    <style:style style:name="P10" style:family="paragraph">
      <loext:graphic-properties draw:fill-color="#33ff99"/>
      <style:paragraph-properties fo:text-align="center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17.315cm" svg:x="1cm" svg:y="1.969cm">
          <draw:text-box>
            <text:p><text:span text:style-name="T1">Objectivos do projecto:</text:span></text:p>
            <text:list text:style-name="L2">
              <text:list-header>
                <text:p/>
                <text:list>
                  <text:list-header>
                    <text:p>Brincar</text:p>
                    <text:p/>
                    <text:p>Criar uma plataforma móvel que permita criar um robot com capacidade de se localizar e mapear o espaço envolvente <text:s/>de forma autónoma utilizando algoritmos do tipo SLAM</text:p>
                    <text:p/>
                    <text:p>para continuar a Brincar <text:s/>com coisas do género:</text:p>
                    <text:p/>
                    <text:p>Fugir de obstáculos móveis</text:p>
                    <text:p>Perseguir obstáculos móveis</text:p>
                    <text:p>Deslocar-se para um dado objectivo</text:p>
                    <text:p>...</text:p>
                    <text:list>
                      <text:list-header>
                        <text:p/>
                        <text:p/>
                      </text:list-header>
                    </text:list>
                    <text:p/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19.59cm" svg:height="20.946cm" svg:x="1cm" svg:y="1.969cm">
          <draw:text-box>
            <text:p><text:span text:style-name="T1">Ferramentas de Software:</text:span></text:p>
            <text:list text:style-name="L2">
              <text:list-header>
                <text:p/>
                <text:list>
                  <text:list-header>
                    <text:p>OpenScad - modelação 3d do robot</text:p>
                    <text:list>
                      <text:list-header>
                        <text:p/>
                      </text:list-header>
                    </text:list>
                    <text:p>Fritzing - modelaçao da integração dos componentes eléctrónicos</text:p>
                    <text:p/>
                    <text:p>QCAD – para desenhar esquemáticos 2d</text:p>
                    <text:p/>
                    <text:p>LibreOffice – para escrever esta documentação</text:p>
                    <text:p/>
                    <text:p>Rstudio – para visualizar funções</text:p>
                    <text:p/>
                    <text:p>Android Studio - Ide desenvolvimento android</text:p>
                    <text:list>
                      <text:list-header>
                        <text:p/>
                      </text:list-header>
                    </text:list>
                    <text:p>Atom com PlatformIO - Ide desenvolvimento arduino</text:p>
                    <text:list>
                      <text:list-header>
                        <text:p/>
                      </text:list-header>
                    </text:list>
                    <text:p>Kotlin - Linguagem de programação utilizada no desenvolvimento do software para o android</text:p>
                    <text:list>
                      <text:list-header>
                        <text:p/>
                      </text:list-header>
                    </text:list>
                    <text:p>C++ - Linguagem de programação utilizada no desenvolvimento do software para o arduino</text:p>
                    <text:p/>
                    <text:p>Wxmaxima – resolver equações matemáticas simbólicamente</text:p>
                    <text:p/>
                    <text:p>Bibliotecas várias de terceiros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" draw:text-style-name="P1" draw:layer="layout" svg:width="19.59cm" svg:height="17.315cm" svg:x="1cm" svg:y="1.969cm">
          <draw:text-box>
            <text:p><text:span text:style-name="T1">Outras Ferramentas:</text:span></text:p>
            <text:list text:style-name="L2">
              <text:list-header>
                <text:p><text:span text:style-name="T1"/></text:p>
                <text:list>
                  <text:list-header>
                    <text:p>Chaves de fendas, alicates, …</text:p>
                    <text:p/>
                    <text:p>Ferro de soldar, …</text:p>
                    <text:p/>
                    <text:p>Multimetro</text:p>
                    <text:p/>
                    <text:p>X-Acto</text:p>
                    <text:p/>
                    <text:p>Garrafas e panelas (para moldar balsa)</text:p>
                    <text:p/>
                    <text:p>Pinceis (colar e fibrar)</text:p>
                    <text:p/>
                    <text:p>Pinças (para colar)</text:p>
                    <text:p/>
                    <text:p>Berbequim</text:p>
                    <text:p/>
                    <text:p>Limas e lixa</text:p>
                    <text:p/>
                    <text:p/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2" draw:text-style-name="P1" draw:layer="layout" svg:width="19.59cm" svg:height="25.212cm" svg:x="1cm" svg:y="1.974cm">
          <draw:text-box>
            <text:p><text:span text:style-name="T1">Lista de materiais:</text:span></text:p>
            <text:list text:style-name="L2">
              <text:list-header>
                <text:p/>
                <text:list>
                  <text:list-header>
                    <text:p>Folha de balsa de 2 mm</text:p>
                    <text:p>Cola branca para madeira</text:p>
                    <text:p>Cola araldite</text:p>
                    <text:p>Resina epoxi</text:p>
                    <text:p>Fibra de vidro</text:p>
                    <text:p>Cola Térmica</text:p>
                    <text:p>8 braçadeiras plásticas</text:p>
                    <text:p>Tinta acrilica</text:p>
                    <text:p/>
                    <text:p>12 sensores de ultra sons</text:p>
                    <text:p>4 sensores opto electricos + discos</text:p>
                    <text:p>1 placa bluetooth</text:p>
                    <text:p>1 sensor 9 DOF – accelerometer; gyroscope; compass</text:p>
                    <text:p>2 controladores para os motores – cada controla 2 motores</text:p>
                  </text:list-header>
                </text:list>
              </text:list-header>
            </text:list>
            <text:list text:style-name="L3">
              <text:list-item>
                <text:list>
                  <text:list-header>
                    <text:p>2 conversores de tensão 5V ↔ 3.3V – cada permite 2 convers.</text:p>
                    <text:p>16 diodos</text:p>
                    <text:p>Placa arduino mega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4 rodas</text:p>
                    <text:p>4 cubos para ligar rodas ao eixo do motor</text:p>
                    <text:p>4 parafusos para ligar cubo à roda</text:p>
                    <text:p>4 motores 6v DC 300 RPM</text:p>
                    <text:p/>
                    <text:p>2 caixas para 4 x pilhas <text:s/>AA</text:p>
                    <text:p>8 pilhas recarregáveis AA Ni-MH</text:p>
                  </text:list-header>
                  <text:list-item>
                    <text:p/>
                    <text:p>Cabos e varios tipos de conectores eléctricos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  <text:p>1 telemovel android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3" draw:text-style-name="P3" draw:layer="layout" svg:width="17.907cm" svg:height="10.414cm" svg:x="1.127cm" svg:y="3.54cm">
          <text:p text:style-name="P2">Androi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907cm" svg:height="10.414cm" svg:x="1.254cm" svg:y="14.589cm">
          <text:p text:style-name="P2">Arduino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81cm" svg:height="2.286cm" svg:x="2.905cm" svg:y="11.16cm">
          <text:p text:style-name="P2">Comm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3.81cm" svg:height="2.286cm" svg:x="3.032cm" svg:y="16.113cm">
          <text:p text:style-name="P2">Comm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3.81cm" svg:height="2.286cm" svg:x="2.016cm" svg:y="5.445cm">
          <text:p text:style-name="P2">Charts</text:p>
          <draw:enhanced-geometry svg:viewBox="0 0 21600 21600" draw:type="rectangle" draw:enhanced-path="M 0 0 L 21600 0 21600 21600 0 21600 0 0 Z N"/>
        </draw:custom-shape>
        <draw:custom-shape draw:style-name="gr4" draw:text-style-name="P6" xml:id="id10" draw:id="id10" draw:layer="layout" svg:width="3.81cm" svg:height="2.286cm" svg:x="13.319cm" svg:y="9.763cm">
          <text:p text:style-name="P5">Robot </text:p>
          <text:p text:style-name="P5">Descriptor 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81cm" svg:height="2.286cm" svg:x="6.461cm" svg:y="5.445cm">
          <text:p text:style-name="P2">Logs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81cm" svg:height="2.286cm" svg:x="3.032cm" svg:y="20.177cm">
          <text:p text:style-name="P2">4 DOF </text:p>
          <text:p text:style-name="P2">Reader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3.81cm" svg:height="2.286cm" svg:x="8.239cm" svg:y="16.367cm">
          <text:p text:style-name="P2">Motors </text:p>
          <text:p text:style-name="P2">Controll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42cm" svg:y1="17.383cm" svg:x2="8.366cm" svg:y2="17.383cm">
          <text:p/>
        </draw:line>
        <draw:custom-shape draw:style-name="gr4" draw:text-style-name="P4" xml:id="id6" draw:id="id6" draw:layer="layout" svg:width="3.81cm" svg:height="2.286cm" svg:x="8.112cm" svg:y="20.177cm">
          <text:p text:style-name="P2">US</text:p>
          <text:p text:style-name="P2">Reader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.81cm" svg:height="2.286cm" svg:x="13.573cm" svg:y="6.842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3.81cm" svg:height="2.286cm" svg:x="8.62cm" svg:y="9.763cm">
          <text:p text:style-name="P5">Robot Controll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81cm" svg:height="2.286cm" svg:x="12.811cm" svg:y="18.145cm">
          <text:p text:style-name="P2"><text:s/></text:p>
          <text:p text:style-name="P2">Collision Detector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.937cm" svg:y1="22.463cm" svg:x2="14.716cm" svg:y2="20.431cm" draw:start-shape="id1" draw:start-glue-point="2" draw:end-shape="id2" draw:end-glue-point="2" svg:d="M4937 22463v551h9779v-2583" svg:viewBox="0 0 9780 2584">
          <text:p/>
        </draw:connector>
        <draw:connector draw:style-name="gr6" draw:text-style-name="P7" draw:layer="layout" svg:x1="14.716cm" svg:y1="18.145cm" svg:x2="12.049cm" svg:y2="17.51cm" draw:start-shape="id2" draw:start-glue-point="0" draw:end-shape="id3" svg:d="M14716 18145v-635h-2667" svg:viewBox="0 0 2668 636">
          <text:p/>
        </draw:connector>
        <draw:connector draw:style-name="gr7" draw:text-style-name="P7" draw:layer="layout" svg:x1="4.81cm" svg:y1="16.113cm" svg:x2="4.81cm" svg:y2="13.446cm" draw:end-shape="id4" draw:end-glue-point="2" svg:d="M4810 16113v-2667" svg:viewBox="0 0 1 2668">
          <text:p/>
        </draw:connector>
        <draw:connector draw:style-name="gr6" draw:text-style-name="P7" draw:layer="layout" svg:x1="14.716cm" svg:y1="18.145cm" svg:x2="4.937cm" svg:y2="16.113cm" draw:start-shape="id2" draw:start-glue-point="0" draw:end-shape="id5" draw:end-glue-point="0" svg:d="M14716 18145v-2583h-9779v551" svg:viewBox="0 0 9780 2584">
          <text:p/>
        </draw:connector>
        <draw:connector draw:style-name="gr6" draw:text-style-name="P7" draw:layer="layout" svg:x1="4.937cm" svg:y1="20.177cm" svg:x2="4.937cm" svg:y2="18.399cm" draw:start-shape="id1" draw:start-glue-point="0" draw:end-shape="id5" svg:d="M4937 20177v-1778" svg:viewBox="0 0 1 1779">
          <text:p/>
        </draw:connector>
        <draw:connector draw:style-name="gr6" draw:text-style-name="P7" draw:layer="layout" svg:x1="10.017cm" svg:y1="20.177cm" svg:x2="4.937cm" svg:y2="18.399cm" draw:start-shape="id6" draw:start-glue-point="0" draw:end-shape="id5" draw:end-glue-point="2" svg:d="M10017 20177v-889h-5080v-889" svg:viewBox="0 0 5081 1779">
          <text:p/>
        </draw:connector>
        <draw:connector draw:style-name="gr6" draw:text-style-name="P7" draw:layer="layout" svg:x1="4.81cm" svg:y1="11.16cm" svg:x2="3.921cm" svg:y2="7.731cm" draw:start-shape="id4" draw:start-glue-point="0" draw:end-shape="id7" draw:end-glue-point="2" svg:d="M4810 11160v-1714h-889v-1715" svg:viewBox="0 0 890 3430">
          <text:p/>
        </draw:connector>
        <draw:connector draw:style-name="gr6" draw:text-style-name="P7" draw:layer="layout" svg:x1="4.81cm" svg:y1="11.16cm" svg:x2="8.366cm" svg:y2="7.731cm" draw:start-shape="id4" draw:start-glue-point="0" draw:end-shape="id8" svg:d="M4810 11160v-1714h3556v-1715" svg:viewBox="0 0 3557 3430">
          <text:p/>
        </draw:connector>
        <draw:connector draw:style-name="gr6" draw:text-style-name="P7" draw:layer="layout" svg:x1="17.383cm" svg:y1="7.985cm" svg:x2="6.715cm" svg:y2="12.303cm" draw:start-shape="id9" draw:start-glue-point="1" draw:end-shape="id4" draw:end-glue-point="1" svg:d="M17383 7985h551v4318h-11219" svg:viewBox="0 0 11220 4319">
          <text:p/>
        </draw:connector>
        <draw:connector draw:style-name="gr6" draw:text-style-name="P7" draw:layer="layout" svg:x1="13.319cm" svg:y1="10.906cm" svg:x2="12.43cm" svg:y2="10.906cm" draw:start-shape="id10" draw:start-glue-point="3" draw:end-shape="id11" draw:end-glue-point="1" svg:d="M13319 10906h-889" svg:viewBox="0 0 890 1">
          <text:p/>
        </draw:connector>
        <draw:custom-shape draw:style-name="gr4" draw:text-style-name="P4" xml:id="id12" draw:id="id12" draw:layer="layout" svg:width="3.81cm" svg:height="2.286cm" svg:x="13.573cm" svg:y="4.048cm">
          <text:p text:style-name="P2">Position &amp; Mapping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-0.719cm" svg:x1="2.905cm" svg:y1="12.303cm" svg:x2="15.478cm" svg:y2="4.048cm" draw:start-shape="id4" draw:start-glue-point="3" draw:end-shape="id12" draw:end-glue-point="0" svg:d="M2905 12303h-1270v-8806h13843v551" svg:viewBox="0 0 13844 8807">
          <text:p/>
        </draw:connector>
        <draw:connector draw:style-name="gr6" draw:text-style-name="P7" draw:layer="layout" svg:x1="13.573cm" svg:y1="5.191cm" svg:x2="10.525cm" svg:y2="9.763cm" draw:start-shape="id12" draw:start-glue-point="3" draw:end-shape="id11" draw:end-glue-point="0" svg:d="M13573 5191h-3048v4572" svg:viewBox="0 0 3049 4573">
          <text:p/>
        </draw:connector>
        <draw:frame draw:style-name="gr8" draw:text-style-name="P8" draw:layer="layout" svg:width="6.594cm" svg:height="1.038cm" svg:x="8.366cm" svg:y="1.508cm">
          <draw:text-box>
            <text:p><text:span text:style-name="T1">Arquitetura Macro</text:span></text:p>
          </draw:text-box>
        </draw:frame>
        <draw:connector draw:style-name="gr6" draw:text-style-name="P7" draw:layer="layout" svg:x1="8.62cm" svg:y1="10.906cm" svg:x2="6.715cm" svg:y2="12.303cm" draw:start-shape="id11" draw:start-glue-point="3" draw:end-shape="id4" draw:end-glue-point="1" svg:d="M8620 10906h-952v1397h-953" svg:viewBox="0 0 1906 1398">
          <text:p/>
        </draw:connector>
      </draw:page>
      <draw:page draw:name="page6" draw:style-name="dp1" draw:master-page-name="Default">
        <draw:custom-shape draw:style-name="gr9" draw:text-style-name="P4" draw:layer="layout" svg:width="18.923cm" svg:height="21.336cm" svg:x="1.508cm" svg:y="6.08cm">
          <text:p text:style-name="P2">Motors </text:p>
          <text:p text:style-name="P2">Controller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9" draw:layer="layout" svg:width="8.509cm" svg:height="8.255cm" svg:x="11.16cm" svg:y="18.272cm">
            <text:p text:style-name="P2">Back Right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921cm" svg:height="2.54cm" svg:x="11.922cm" svg:y="19.923cm">
            <text:p text:style-name="P2">PID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048cm" svg:height="2.54cm" svg:x="11.922cm" svg:y="23.479cm">
            <text:p text:style-name="P2">Speed Sensor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3.556cm" svg:height="2.54cm" svg:x="15.859cm" svg:y="19.923cm">
            <text:p text:style-name="P2">Motor Controller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4.716cm" svg:y1="21.32cm" svg:x2="15.986cm" svg:y2="21.32cm">
            <text:p/>
          </draw:line>
          <draw:line draw:style-name="gr6" draw:text-style-name="P7" draw:layer="layout" svg:x1="13.319cm" svg:y1="23.606cm" svg:x2="13.319cm" svg:y2="22.336cm">
            <text:p/>
          </draw:line>
        </draw:g>
        <draw:g>
          <draw:custom-shape draw:style-name="gr10" draw:text-style-name="P9" draw:layer="layout" svg:width="8.509cm" svg:height="8.255cm" svg:x="1.762cm" svg:y="18.272cm">
            <text:p text:style-name="P2">Back Left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921cm" svg:height="2.54cm" svg:x="2.524cm" svg:y="19.923cm">
            <text:p text:style-name="P2">PID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048cm" svg:height="2.54cm" svg:x="2.524cm" svg:y="23.479cm">
            <text:p text:style-name="P2">Speed Sensor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3.556cm" svg:height="2.54cm" svg:x="6.461cm" svg:y="19.923cm">
            <text:p text:style-name="P2">Motor Controller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5.318cm" svg:y1="21.32cm" svg:x2="6.588cm" svg:y2="21.32cm">
            <text:p/>
          </draw:line>
          <draw:line draw:style-name="gr6" draw:text-style-name="P7" draw:layer="layout" svg:x1="3.921cm" svg:y1="23.606cm" svg:x2="3.921cm" svg:y2="22.336cm">
            <text:p/>
          </draw:line>
        </draw:g>
        <draw:g>
          <draw:custom-shape draw:style-name="gr10" draw:text-style-name="P9" draw:layer="layout" svg:width="8.509cm" svg:height="8.255cm" svg:x="11.287cm" svg:y="9.128cm">
            <text:p text:style-name="P2">Front Right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921cm" svg:height="2.54cm" svg:x="12.049cm" svg:y="10.779cm">
            <text:p text:style-name="P2">PID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048cm" svg:height="2.54cm" svg:x="12.049cm" svg:y="14.335cm">
            <text:p text:style-name="P2">Speed Sensor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3.556cm" svg:height="2.54cm" svg:x="15.986cm" svg:y="10.779cm">
            <text:p text:style-name="P2">Motor Controller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14.843cm" svg:y1="12.176cm" svg:x2="16.113cm" svg:y2="12.176cm">
            <text:p/>
          </draw:line>
          <draw:line draw:style-name="gr6" draw:text-style-name="P7" draw:layer="layout" svg:x1="13.446cm" svg:y1="14.462cm" svg:x2="13.446cm" svg:y2="13.192cm">
            <text:p/>
          </draw:line>
        </draw:g>
        <draw:g>
          <draw:custom-shape draw:style-name="gr10" draw:text-style-name="P9" draw:layer="layout" svg:width="8.509cm" svg:height="8.255cm" svg:x="1.889cm" svg:y="9.255cm">
            <text:p text:style-name="P2">Front Left</text:p>
            <draw:enhanced-geometry svg:viewBox="0 0 21600 21600" draw:type="rectangle" draw:enhanced-path="M 0 0 L 21600 0 21600 21600 0 21600 0 0 Z N"/>
          </draw:custom-shape>
          <draw:custom-shape draw:style-name="gr11" draw:text-style-name="P10" draw:layer="layout" svg:width="2.921cm" svg:height="2.54cm" svg:x="2.651cm" svg:y="10.906cm">
            <text:p text:style-name="P2">PID</text:p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048cm" svg:height="2.54cm" svg:x="2.651cm" svg:y="14.462cm">
            <text:p text:style-name="P2">Speed Sensor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3.556cm" svg:height="2.54cm" svg:x="6.588cm" svg:y="10.906cm">
            <text:p text:style-name="P2">Motor Controller</text:p>
            <draw:enhanced-geometry svg:viewBox="0 0 21600 21600" draw:type="rectangle" draw:enhanced-path="M 0 0 L 21600 0 21600 21600 0 21600 0 0 Z N"/>
          </draw:custom-shape>
          <draw:line draw:style-name="gr6" draw:text-style-name="P7" draw:layer="layout" svg:x1="5.445cm" svg:y1="12.303cm" svg:x2="6.715cm" svg:y2="12.303cm">
            <text:p/>
          </draw:line>
          <draw:line draw:style-name="gr6" draw:text-style-name="P7" draw:layer="layout" svg:x1="4.048cm" svg:y1="14.589cm" svg:x2="4.048cm" svg:y2="13.319cm">
            <text:p/>
          </draw:line>
        </draw:g>
        <draw:frame draw:style-name="gr14" draw:text-style-name="P8" draw:layer="layout" svg:width="11.5cm" svg:height="1.038cm" svg:x="5.445cm" svg:y="1.635cm">
          <draw:text-box>
            <text:p><text:span text:style-name="T1">Arquitetura do Motors 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="Arrow" draw:marker-start-width="0.356cm" draw:marker-start-center="false" draw:marker-end="Arrow" draw:marker-end-width="0.356cm" draw:marker-end-center="false" draw:fill="solid" draw:fill-color="#579d1c" draw:fill-image-width="0cm" draw:fill-image-height="0cm" draw:textarea-horizontal-align="center" draw:textarea-vertical-align="top" draw:auto-grow-height="false" fo:padding-top="0.125cm" fo:padding-bottom="0.125cm" fo:padding-left="0.25cm" fo:padding-right="0.25cm" fo:wrap-option="wrap" draw:shadow="hidden" draw:shadow-offset-x="0.203cm" draw:shadow-offset-y="0.203cm" draw:shadow-color="#808080" draw:measure-align="automatic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23:01:17.956795345</meta:creation-date>
    <meta:editing-duration>PT4H55M51S</meta:editing-duration>
    <meta:editing-cycles>24</meta:editing-cycles>
    <meta:generator>LibreOffice/5.2.6.2$Linux_X86_64 LibreOffice_project/20$Build-2</meta:generator>
    <meta:initial-creator>JM </meta:initial-creator>
    <dc:date>2017-04-22T13:16:41.611670983</dc:date>
    <dc:creator>JM </dc:creator>
    <meta:document-statistic meta:object-count="63"/>
  </office:meta>
</office:document-meta>
</file>